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6972in"/>
    </style:style>
    <style:style style:name="co4" style:family="table-column">
      <style:table-column-properties fo:break-before="auto" style:column-width="0.789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5409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5228in"/>
    </style:style>
    <style:style style:name="co9" style:family="table-column">
      <style:table-column-properties fo:break-before="auto" style:column-width="0.5598in"/>
    </style:style>
    <style:style style:name="co10" style:family="table-column">
      <style:table-column-properties fo:break-before="auto" style:column-width="0.6236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 style:data-style-name="N2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10"/>
        <table:table-column table:style-name="co2" table:default-cell-style-name="ce4"/>
        <table:table-column table:style-name="co5" table:default-cell-style-name="Default"/>
        <table:table-column table:style-name="co6" table:default-cell-style-name="ce10"/>
        <table:table-column table:style-name="co7" table:default-cell-style-name="ce4"/>
        <table:table-column table:style-name="co8" table:default-cell-style-name="Default"/>
        <table:table-column table:style-name="co9" table:default-cell-style-name="ce10"/>
        <table:table-column table:style-name="co10" table:default-cell-style-name="ce4"/>
        <table:table-column table:style-name="co7" table:default-cell-style-name="Default"/>
        <table:table-column table:style-name="co7" table:default-cell-style-name="ce10"/>
        <table:table-column table:style-name="co1" table:number-columns-repeated="2" table:default-cell-style-name="Default"/>
        <table:table-row table:style-name="ro1">
          <table:table-cell office:value-type="float" office:value="200000">
            <text:p>200000</text:p>
          </table:table-cell>
          <table:table-cell/>
          <table:table-cell table:style-name="ce3" office:value-type="string" table:number-columns-spanned="3" table:number-rows-spanned="1">
            <text:p>Pt(100,150)</text:p>
          </table:table-cell>
          <table:covered-table-cell table:style-name="ce6"/>
          <table:covered-table-cell table:style-name="ce9"/>
          <table:table-cell table:style-name="ce3" office:value-type="string" table:number-columns-spanned="3" table:number-rows-spanned="1">
            <text:p>Pt(150,225)</text:p>
          </table:table-cell>
          <table:covered-table-cell table:style-name="ce6"/>
          <table:covered-table-cell table:style-name="ce9"/>
          <table:table-cell table:style-name="ce3" office:value-type="string" table:number-columns-spanned="3" table:number-rows-spanned="1">
            <text:p>Pt(225,300)</text:p>
          </table:table-cell>
          <table:covered-table-cell table:style-name="ce6"/>
          <table:covered-table-cell table:style-name="ce9"/>
          <table:table-cell table:style-name="ce3" office:value-type="string" table:number-columns-spanned="3" table:number-rows-spanned="1">
            <text:p>Pt &gt;= 300</text:p>
          </table:table-cell>
          <table:covered-table-cell table:style-name="ce6"/>
          <table:covered-table-cell table:style-name="ce9"/>
          <table:table-cell table:number-columns-repeated="2"/>
        </table:table-row>
        <table:table-row table:style-name="ro1">
          <table:table-cell office:value-type="float" office:value="35.9">
            <text:p>35.9</text:p>
          </table:table-cell>
          <table:table-cell table:number-columns-repeated="15"/>
        </table:table-row>
        <table:table-row table:style-name="ro1">
          <table:table-cell office:value-type="string">
            <text:p>TslepSlep</text:p>
          </table:table-cell>
          <table:table-cell office:value-type="string">
            <text:p>Sigma (fb)</text:p>
          </table:table-cell>
          <table:table-cell office:value-type="string">
            <text:p>Eff.</text:p>
          </table:table-cell>
          <table:table-cell office:value-type="string">
            <text:p>Ma5</text:p>
          </table:table-cell>
          <table:table-cell office:value-type="string">
            <text:p>CMS</text:p>
          </table:table-cell>
          <table:table-cell office:value-type="string">
            <text:p>Eff.</text:p>
          </table:table-cell>
          <table:table-cell office:value-type="string">
            <text:p>Ma5</text:p>
          </table:table-cell>
          <table:table-cell office:value-type="string">
            <text:p>CMS</text:p>
          </table:table-cell>
          <table:table-cell office:value-type="string">
            <text:p>Eff.</text:p>
          </table:table-cell>
          <table:table-cell office:value-type="string">
            <text:p>Ma5</text:p>
          </table:table-cell>
          <table:table-cell office:value-type="string">
            <text:p>CMS</text:p>
          </table:table-cell>
          <table:table-cell office:value-type="string">
            <text:p>Eff.</text:p>
          </table:table-cell>
          <table:table-cell office:value-type="string">
            <text:p>Ma5</text:p>
          </table:table-cell>
          <table:table-cell office:value-type="string">
            <text:p>CMS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(100,1)</text:p>
          </table:table-cell>
          <table:table-cell office:value-type="float" office:value="270.79">
            <text:p>270.79</text:p>
          </table:table-cell>
          <table:table-cell table:formula="of:=373/[.$A$1]" office:value-type="float" office:value="0.001865">
            <text:p>0.001865</text:p>
          </table:table-cell>
          <table:table-cell table:style-name="ce7" table:formula="of:=[.C5]*[.B5]*[.A2]" office:value-type="float" office:value="18.130338265">
            <text:p>18.13</text:p>
          </table:table-cell>
          <table:table-cell table:style-name="ce11" office:value-type="float" office:value="159">
            <text:p>159.00</text:p>
          </table:table-cell>
          <table:table-cell table:formula="of:=99.4/[.$A$1]" office:value-type="float" office:value="0.000497">
            <text:p>0.000497</text:p>
          </table:table-cell>
          <table:table-cell table:style-name="ce7" table:formula="of:=[.F5]*[.A2]*[.B5]" office:value-type="float" office:value="4.831516417">
            <text:p>4.83</text:p>
          </table:table-cell>
          <table:table-cell table:style-name="ce11" office:value-type="float" office:value="30.41">
            <text:p>30.41</text:p>
          </table:table-cell>
          <table:table-cell table:formula="of:=27.4/[.$A$1]" office:value-type="float" office:value="0.000137">
            <text:p>0.000137</text:p>
          </table:table-cell>
          <table:table-cell table:style-name="ce7" table:formula="of:=[.I5]*[.A2]*[.B5]" office:value-type="float" office:value="1.331826457">
            <text:p>1.33</text:p>
          </table:table-cell>
          <table:table-cell table:style-name="ce11" office:value-type="float" office:value="12.95">
            <text:p>12.95</text:p>
          </table:table-cell>
          <table:table-cell table:formula="of:=11/[.$A$1]" office:value-type="float" office:value="0.000055">
            <text:p>0.000055</text:p>
          </table:table-cell>
          <table:table-cell table:style-name="ce7" table:formula="of:=[.L5]*[.A2]*[.B5]" office:value-type="float" office:value="0.534674855">
            <text:p>0.53</text:p>
          </table:table-cell>
          <table:table-cell table:style-name="ce11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12"/>
        </table:table-row>
        <table:table-row table:style-name="ro1">
          <table:table-cell table:style-name="ce1" office:value-type="string">
            <text:p>(250,180)</text:p>
          </table:table-cell>
          <table:table-cell office:value-type="float" office:value="9.21">
            <text:p>9.21</text:p>
          </table:table-cell>
          <table:table-cell/>
          <table:table-cell table:style-name="ce7"/>
          <table:table-cell office:value-type="float" office:value="14.04">
            <text:p>14.04</text:p>
          </table:table-cell>
          <table:table-cell table:number-columns-repeated="2"/>
          <table:table-cell office:value-type="float" office:value="8.59">
            <text:p>8.59</text:p>
          </table:table-cell>
          <table:table-cell table:number-columns-repeated="2"/>
          <table:table-cell office:value-type="float" office:value="0.91">
            <text:p>0.91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12"/>
        </table:table-row>
        <table:table-row table:style-name="ro1">
          <table:table-cell table:style-name="ce1" office:value-type="string">
            <text:p>(375,160)</text:p>
          </table:table-cell>
          <table:table-cell office:value-type="float" office:value="1.8">
            <text:p>1.8</text:p>
          </table:table-cell>
          <table:table-cell/>
          <table:table-cell table:style-name="ce7"/>
          <table:table-cell office:value-type="float" office:value="2.91">
            <text:p>2.91</text:p>
          </table:table-cell>
          <table:table-cell table:number-columns-repeated="2"/>
          <table:table-cell office:value-type="float" office:value="6.86">
            <text:p>6.86</text:p>
          </table:table-cell>
          <table:table-cell table:number-columns-repeated="2"/>
          <table:table-cell office:value-type="float" office:value="6.06">
            <text:p>6.06</text:p>
          </table:table-cell>
          <table:table-cell table:number-columns-repeated="2"/>
          <table:table-cell office:value-type="float" office:value="5.25">
            <text:p>5.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12"/>
        </table:table-row>
        <table:table-row table:style-name="ro1">
          <table:table-cell office:value-type="string">
            <text:p>(450,40)</text:p>
          </table:table-cell>
          <table:table-cell office:value-type="float" office:value="2.4">
            <text:p>2.4</text:p>
          </table:table-cell>
          <table:table-cell table:formula="of:=2383/[.$A$1]" office:value-type="float" office:value="0.011915">
            <text:p>0.011915</text:p>
          </table:table-cell>
          <table:table-cell table:style-name="ce7" table:formula="of:=[.C11]*[.B11]*[.A2]" office:value-type="float" office:value="1.0265964">
            <text:p>1.03</text:p>
          </table:table-cell>
          <table:table-cell office:value-type="float" office:value="0.73">
            <text:p>0.73</text:p>
          </table:table-cell>
          <table:table-cell table:formula="of:=6203/[.$A$1]" office:value-type="float" office:value="0.031015">
            <text:p>0.031015</text:p>
          </table:table-cell>
          <table:table-cell table:formula="of:=[.F11]*[.A2]*[.B11]" office:value-type="float" office:value="2.6722524">
            <text:p>2.6722524</text:p>
          </table:table-cell>
          <table:table-cell office:value-type="float" office:value="1.81">
            <text:p>1.81</text:p>
          </table:table-cell>
          <table:table-cell office:value-type="float" office:value="7913">
            <text:p>7913</text:p>
          </table:table-cell>
          <table:table-cell table:formula="of:=[.I11]*[.A2]*[.B11]/[.A1]" office:value-type="float" office:value="3.4089204">
            <text:p>3.4089204</text:p>
          </table:table-cell>
          <table:table-cell office:value-type="float" office:value="2.39">
            <text:p>2.39</text:p>
          </table:table-cell>
          <table:table-cell office:value-type="float" office:value="24614">
            <text:p>24614</text:p>
          </table:table-cell>
          <table:table-cell table:formula="of:=[.L11]*[.A2]*[.B11]/[.A1]" office:value-type="float" office:value="10.6037112">
            <text:p>10.6037112</text:p>
          </table:table-cell>
          <table:table-cell office:value-type="float" office:value="6.17">
            <text:p>6.17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/>
          <table:table-cell table:style-name="ce5"/>
          <table:table-cell table:style-name="ce8"/>
          <table:table-cell table:style-name="ce12"/>
          <table:table-cell table:style-name="ce5"/>
          <table:table-cell table:style-name="ce8"/>
          <table:table-cell table:style-name="ce12"/>
          <table:table-cell table:style-name="ce5"/>
          <table:table-cell table:style-name="ce8"/>
          <table:table-cell table:style-name="ce1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kfactor=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float" office:value="1.2">
            <text:p>1.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2"/>
        </table:table-row>
        <table:table-row table:style-name="ro2">
          <table:table-cell/>
          <table:table-cell table:style-name="ce2" office:value-type="float" office:value="0.000791586815">
            <text:p>7.92E-004</text:p>
          </table:table-cell>
          <table:table-cell table:style-name="Default"/>
          <table:table-cell/>
          <table:table-cell table:style-name="ce2" office:value-type="float" office:value="0.00146729313">
            <text:p>1.47E-00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style-name="ce2" office:value-type="float" office:value="0.000678502984">
            <text:p>6.79E-004</text:p>
          </table:table-cell>
          <table:table-cell table:style-name="Default"/>
          <table:table-cell office:value-type="float" office:value="375">
            <text:p>375</text:p>
          </table:table-cell>
          <table:table-cell table:style-name="ce2" office:value-type="float" office:value="0.00145233369">
            <text:p>1.45E-003</text:p>
          </table:table-cell>
          <table:table-cell table:style-name="Default"/>
          <table:table-cell office:value-type="float" office:value="100">
            <text:p>1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float" office:value="0.00029401796">
            <text:p>2.94E-004</text:p>
          </table:table-cell>
          <table:table-cell table:style-name="Default"/>
          <table:table-cell/>
          <table:table-cell table:style-name="ce2" office:value-type="float" office:value="0.00062584561">
            <text:p>6.26E-00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float" office:value="0.000244261074">
            <text:p>2.44E-004</text:p>
          </table:table-cell>
          <table:table-cell table:style-name="Default"/>
          <table:table-cell/>
          <table:table-cell table:style-name="ce2" office:value-type="float" office:value="0.000619929446">
            <text:p>6.20E-004</text:p>
          </table:table-cell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formula="of:=SUM([.B21:.B24])*1000*[.A20]" office:value-type="float" office:value="2.4100425996">
            <text:p>2.4100425996</text:p>
          </table:table-cell>
          <table:table-cell table:style-name="Default"/>
          <table:table-cell/>
          <table:table-cell table:style-name="Default" table:formula="of:=SUM([.E21:.E24])*1000*[.A20]" office:value-type="float" office:value="4.9984822512">
            <text:p>4.998482251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2/20/2018</text:date>, <text:time>16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Ambrogi</meta:initial-creator>
    <meta:creation-date>2018-02-14T13:33:49</meta:creation-date>
    <dc:date>2018-02-20T16:01:35</dc:date>
    <dc:creator>Federico Ambrogi</dc:creator>
    <meta:editing-duration>P2DT8H4M33S</meta:editing-duration>
    <meta:editing-cycles>14</meta:editing-cycles>
    <meta:generator>OpenOffice/4.1.1$Unix OpenOffice.org_project/411m6$Build-9775</meta:generator>
    <meta:document-statistic meta:table-count="3" meta:cell-count="75" meta:object-count="0"/>
  </office:meta>
</office:document-meta>
</file>